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af7" officeooo:paragraph-rsid="0006baf7"/>
    </style:style>
    <style:style style:name="P2" style:family="paragraph" style:parent-style-name="Standard" style:list-style-name="L3">
      <style:text-properties officeooo:paragraph-rsid="0007a76d"/>
    </style:style>
    <style:style style:name="P3" style:family="paragraph" style:parent-style-name="Standard">
      <style:text-properties officeooo:rsid="001138eb" officeooo:paragraph-rsid="001138eb"/>
    </style:style>
    <style:style style:name="P4" style:family="paragraph" style:parent-style-name="Standard">
      <style:text-properties officeooo:rsid="001138eb" officeooo:paragraph-rsid="00131f5e"/>
    </style:style>
    <style:style style:name="P5" style:family="paragraph" style:parent-style-name="Standard" style:list-style-name="L5">
      <style:text-properties officeooo:paragraph-rsid="00136df5"/>
    </style:style>
    <style:style style:name="P6" style:family="paragraph" style:parent-style-name="Standard">
      <style:text-properties style:text-underline-style="none" fo:font-weight="bold" officeooo:rsid="00136df5" officeooo:paragraph-rsid="00136df5" style:font-weight-asian="bold" style:font-weight-complex="bold"/>
    </style:style>
    <style:style style:name="P7" style:family="paragraph" style:parent-style-name="Standard">
      <style:text-properties fo:font-size="14pt" style:text-underline-style="none" fo:font-weight="bold" officeooo:rsid="00136df5" officeooo:paragraph-rsid="00136df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officeooo:rsid="00068545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officeooo:rsid="00068545" style:font-size-asian="11pt" style:font-size-complex="11pt"/>
    </style:style>
    <style:style style:name="P10" style:family="paragraph" style:parent-style-name="Standard">
      <style:text-properties fo:font-size="11pt" officeooo:rsid="00068545" officeooo:paragraph-rsid="00068545" style:font-size-asian="11pt" style:font-size-complex="11pt"/>
    </style:style>
    <style:style style:name="P11" style:family="paragraph" style:parent-style-name="Standard">
      <style:text-properties fo:font-size="11pt" officeooo:rsid="0006baf7" officeooo:paragraph-rsid="0006baf7" style:font-size-asian="11pt" style:font-size-complex="11pt"/>
    </style:style>
    <style:style style:name="P12" style:family="paragraph" style:parent-style-name="Standard">
      <style:text-properties fo:font-size="11pt" officeooo:rsid="0007a76d" officeooo:paragraph-rsid="0007a76d" style:font-size-asian="11pt" style:font-size-complex="11pt"/>
    </style:style>
    <style:style style:name="P13" style:family="paragraph" style:parent-style-name="Standard">
      <style:text-properties fo:font-size="11pt" officeooo:rsid="001138eb" officeooo:paragraph-rsid="001138eb" style:font-size-asian="11pt" style:font-size-complex="11pt"/>
    </style:style>
    <style:style style:name="P14" style:family="paragraph" style:parent-style-name="Standard" style:list-style-name="L4">
      <style:text-properties fo:font-size="11pt" officeooo:rsid="001138eb" officeooo:paragraph-rsid="001138eb" style:font-size-asian="11pt" style:font-size-complex="11pt"/>
    </style:style>
    <style:style style:name="P15" style:family="paragraph" style:parent-style-name="Standard">
      <style:text-properties fo:font-size="11pt" officeooo:rsid="000b58b9" officeooo:paragraph-rsid="000b58b9" style:font-size-asian="11pt" style:font-size-complex="11pt"/>
    </style:style>
    <style:style style:name="P16" style:family="paragraph" style:parent-style-name="Standard">
      <style:text-properties fo:font-size="11pt" officeooo:rsid="000d2079" officeooo:paragraph-rsid="000d2079" style:font-size-asian="11pt" style:font-size-complex="11pt"/>
    </style:style>
    <style:style style:name="P17" style:family="paragraph" style:parent-style-name="Standard">
      <style:text-properties fo:font-size="11pt" officeooo:rsid="000ecb6d" officeooo:paragraph-rsid="000ecb6d" style:font-size-asian="11pt" style:font-size-complex="11pt"/>
    </style:style>
    <style:style style:name="P18" style:family="paragraph" style:parent-style-name="Standard">
      <style:text-properties fo:font-size="11pt" officeooo:rsid="00136df5" officeooo:paragraph-rsid="00136df5" style:font-size-asian="11pt" style:font-size-complex="11pt"/>
    </style:style>
    <style:style style:name="P19" style:family="paragraph" style:parent-style-name="Standard" style:list-style-name="L5">
      <style:text-properties fo:font-size="11pt" officeooo:rsid="00136df5" officeooo:paragraph-rsid="00136df5" style:font-size-asian="11pt" style:font-size-complex="11pt"/>
    </style:style>
    <style:style style:name="P20" style:family="paragraph" style:parent-style-name="Standard">
      <style:text-properties fo:font-size="11pt" officeooo:rsid="000f774b" officeooo:paragraph-rsid="000f774b" style:font-size-asian="11pt" style:font-size-complex="11pt"/>
    </style:style>
    <style:style style:name="P21" style:family="paragraph" style:parent-style-name="Standard">
      <style:text-properties fo:font-size="11pt" officeooo:rsid="00131f5e" officeooo:paragraph-rsid="00131f5e" style:font-size-asian="11pt" style:font-size-complex="11pt"/>
    </style:style>
    <style:style style:name="P22" style:family="paragraph" style:parent-style-name="Standard" style:list-style-name="L5">
      <style:text-properties fo:font-size="11pt" officeooo:paragraph-rsid="00136df5" style:font-size-asian="11pt" style:font-size-complex="11pt"/>
    </style:style>
    <style:style style:name="P23" style:family="paragraph" style:parent-style-name="Standard" style:list-style-name="L1">
      <style:text-properties fo:font-size="11pt" fo:font-weight="bold" officeooo:rsid="0006baf7" officeooo:paragraph-rsid="0006baf7" style:font-size-asian="11pt" style:font-weight-asian="bold" style:font-size-complex="11pt" style:font-weight-complex="bold"/>
    </style:style>
    <style:style style:name="P24" style:family="paragraph" style:parent-style-name="Standard" style:list-style-name="L2">
      <style:text-properties fo:font-size="11pt" fo:font-weight="bold" officeooo:rsid="0007a76d" officeooo:paragraph-rsid="0006baf7" style:font-size-asian="11pt" style:font-weight-asian="bold" style:font-size-complex="11pt" style:font-weight-complex="bold"/>
    </style:style>
    <style:style style:name="P25" style:family="paragraph" style:parent-style-name="Standard" style:list-style-name="L3">
      <style:text-properties fo:font-size="11pt" fo:font-weight="bold" officeooo:rsid="0007a76d" officeooo:paragraph-rsid="0007a76d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bold" officeooo:rsid="0007a76d" officeooo:paragraph-rsid="0007a76d" style:font-size-asian="11pt" style:font-weight-asian="bold" style:font-size-complex="11pt" style:font-weight-complex="bold"/>
    </style:style>
    <style:style style:name="P27" style:family="paragraph" style:parent-style-name="Standard" style:list-style-name="L3">
      <style:text-properties fo:font-size="11pt" fo:font-weight="bold" officeooo:paragraph-rsid="000b58b9" style:font-size-asian="11pt" style:font-weight-asian="bold" style:font-size-complex="11pt" style:font-weight-complex="bold"/>
    </style:style>
    <style:style style:name="P28" style:family="paragraph" style:parent-style-name="Standard" style:list-style-name="L4">
      <style:text-properties fo:font-size="11pt" fo:font-weight="bold" officeooo:rsid="001138eb" officeooo:paragraph-rsid="001138eb" style:font-size-asian="11pt" style:font-weight-asian="bold" style:font-size-complex="11pt" style:font-weight-complex="bold"/>
    </style:style>
    <style:style style:name="P29" style:family="paragraph" style:parent-style-name="Standard" style:list-style-name="L5">
      <style:text-properties fo:font-size="11pt" fo:font-weight="bold" officeooo:rsid="00136df5" officeooo:paragraph-rsid="00136df5" style:font-size-asian="11pt" style:font-weight-asian="bold" style:font-size-complex="11pt" style:font-weight-complex="bold"/>
    </style:style>
    <style:style style:name="T1" style:family="text">
      <style:text-properties officeooo:rsid="0006baf7"/>
    </style:style>
    <style:style style:name="T2" style:family="text">
      <style:text-properties officeooo:rsid="000b58b9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131f5e"/>
    </style:style>
    <style:style style:name="T5" style:family="text">
      <style:text-properties officeooo:rsid="00136df5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31f5e" style:font-size-asian="11pt" style:font-size-complex="11pt"/>
    </style:style>
    <style:style style:name="T8" style:family="text">
      <style:text-properties fo:font-size="11pt" officeooo:rsid="00136df5" style:font-size-asian="11pt" style:font-size-complex="11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eekly Progress Week:1</text:p>
      <text:p text:style-name="P6"/>
      <text:p text:style-name="P8">Git <text:span text:style-name="T1">and Version Control</text:span></text:p>
      <text:p text:style-name="P9"/>
      <text:list xml:id="list1115153373" text:style-name="L1">
        <text:list-item>
          <text:p text:style-name="P23">Introduction To Git</text:p>
        </text:list-item>
      </text:list>
      <text:p text:style-name="P10"/>
      <text:p text:style-name="P11">It helps us manage our project files, where project files can be our assets folder,css files,javascript files, HTML file(in Web Development Context).Git helps in 3 important things</text:p>
      <text:p text:style-name="P11"><text:s/></text:p>
      <text:p text:style-name="P11">1)History </text:p>
      <text:p text:style-name="P11">2) Collaboration</text:p>
      <text:p text:style-name="P11">3) Feature Branches</text:p>
      <text:p text:style-name="P11"/>
      <text:p text:style-name="P11">Git is an Industry Standard and Help manage and organize code.</text:p>
      <text:p text:style-name="P11"/>
      <text:list xml:id="list1678991010" text:style-name="L2">
        <text:list-item>
          <text:p text:style-name="P24">Basic Git Vocab</text:p>
        </text:list-item>
      </text:list>
      <text:p text:style-name="P11"/>
      <text:p text:style-name="P11">Repository – Project(Working directory)</text:p>
      <text:p text:style-name="P11">Staging- Controlling what we commit</text:p>
      <text:p text:style-name="P11">Commit – Gits way of ‘saving’</text:p>
      <text:p text:style-name="P12">Push- Pushing our changes from our laptop to an online repo like Github</text:p>
      <text:p text:style-name="P12">Pull – Pulling from the online repository and putting it locally </text:p>
      <text:p text:style-name="P13">Clone – copying a exisitign repositoryfrom a server to our computer hard drive</text:p>
      <text:p text:style-name="P13"/>
      <text:list xml:id="list581270406" text:style-name="L3">
        <text:list-item>
          <text:p text:style-name="P25">Installed Git from git-scm.com </text:p>
        </text:list-item>
      </text:list>
      <text:p text:style-name="P26"/>
      <text:list xml:id="list160327678307021" text:continue-numbering="true" text:style-name="L3">
        <text:list-item>
          <text:p text:style-name="P27"><text:span text:style-name="T2">Important Terminal Commands</text:span></text:p>
        </text:list-item>
      </text:list>
      <text:p text:style-name="P15"/>
      <text:p text:style-name="P15">mkdir -make directory </text:p>
      <text:p text:style-name="P15">cd – change directory </text:p>
      <text:p text:style-name="P15">git innit – creating a git repository.</text:p>
      <text:p text:style-name="P16">Touch “filename.ext” – to create a file.(npm install touch-cli -g)</text:p>
      <text:p text:style-name="P17">git status – to see changed files</text:p>
      <text:p text:style-name="P17">git add filename – to add to staging area</text:p>
      <text:p text:style-name="P18">git add -A – Stage all files</text:p>
      <text:p text:style-name="P20">git commit <text:span text:style-name="T3">-m “commit message <text:s/>- to commit the added files</text:span></text:p>
      <text:p text:style-name="P20">git checkout – : to restore to the last commit</text:p>
      <text:p text:style-name="P13">git clone githublink : to clone</text:p>
      <text:p text:style-name="P4"><text:span text:style-name="T6">git remote add origin </text:span><text:a xlink:type="simple" xlink:href="https://github.com/KevinMathewTh/ISA.git" text:style-name="Internet_20_link" text:visited-style-name="Visited_20_Internet_20_Link"><text:span text:style-name="T6">https://github.com/KevinMathewTh/ISA.git</text:span></text:a><text:span text:style-name="T6"> – </text:span><text:span text:style-name="T7">to change the orgin online repository</text:span></text:p>
      <text:p text:style-name="P21">git push origin master – to push the cd into the online repository (github)</text:p>
      <text:p text:style-name="P21"/>
      <text:list xml:id="list2325194174" text:style-name="L4">
        <text:list-item>
          <text:p text:style-name="P28">Created Github account</text:p>
          <text:p text:style-name="P14">username :KevinMathewTh</text:p>
        </text:list-item>
      </text:list>
      <text:p text:style-name="P13"/>
      <text:list xml:id="list401080301" text:style-name="L5">
        <text:list-item>
          <text:p text:style-name="P29">Created a Online Repository in Github</text:p>
          <text:p text:style-name="P19">Name:ISA</text:p>
          <text:p text:style-name="P19"/>
        </text:list-item>
        <text:list-item>
          <text:p text:style-name="P19"><text:span text:style-name="T9">Pushed</text:span> the complete frontend and backend “Login Page System”</text:p>
          <text:p text:style-name="P5"><text:span text:style-name="T8">available in </text:span><text:a xlink:type="simple" xlink:href="https://github.com/KevinMathewTh/ISA" text:style-name="Internet_20_link" text:visited-style-name="Visited_20_Internet_20_Link"><text:span text:style-name="T6">https://github.com/KevinMathewTh/ISA</text:span></text:a><text:span text:style-name="T6"> </text:span></text:p>
          <text:p text:style-name="P22"/>
        </text:list-item>
      </text:list>
      <text:p text:style-name="P3"/>
      <text:p text:style-name="P3"/>
      <text:p text:style-name="P3"/>
      <text:list xml:id="list160328222768361" text:continue-list="list160327678307021" text:style-name="L3">
        <text:list-header>
          <text:p text:style-name="P2"><text:soft-page-break/></text:p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3:01:56.134000000</meta:creation-date>
    <meta:editing-duration>PT57M50S</meta:editing-duration>
    <meta:editing-cycles>6</meta:editing-cycles>
    <meta:generator>LibreOffice/6.2.0.3$Windows_X86_64 LibreOffice_project/98c6a8a1c6c7b144ce3cc729e34964b47ce25d62</meta:generator>
    <dc:date>2019-12-22T16:03:26.435000000</dc:date>
    <meta:document-statistic meta:table-count="0" meta:image-count="0" meta:object-count="0" meta:page-count="2" meta:paragraph-count="39" meta:word-count="240" meta:character-count="1517" meta:non-whitespace-character-count="1304"/>
  </office:meta>
</office:document-meta>
</file>